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8cc" officeooo:paragraph-rsid="0015c8cc"/>
    </style:style>
    <style:style style:name="P2" style:family="paragraph" style:parent-style-name="Standard">
      <style:text-properties officeooo:rsid="00175ddc" officeooo:paragraph-rsid="00175ddc"/>
    </style:style>
    <style:style style:name="P3" style:family="paragraph" style:parent-style-name="Standard">
      <style:text-properties officeooo:rsid="00181666" officeooo:paragraph-rsid="00181666"/>
    </style:style>
    <style:style style:name="P4" style:family="paragraph" style:parent-style-name="Standard">
      <style:text-properties fo:font-weight="bold" officeooo:rsid="00175ddc" officeooo:paragraph-rsid="00175ddc" style:font-weight-asian="bold" style:font-weight-complex="bold"/>
    </style:style>
    <style:style style:name="P5" style:family="paragraph" style:parent-style-name="Standard">
      <style:text-properties fo:font-size="14pt" fo:font-weight="bold" officeooo:rsid="0015c8cc" officeooo:paragraph-rsid="0015c8cc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8ab76" officeooo:paragraph-rsid="0018ab76"/>
    </style:style>
    <style:style style:name="P7" style:family="paragraph" style:parent-style-name="Standard">
      <style:text-properties fo:font-weight="bold" officeooo:rsid="00175ddc" officeooo:paragraph-rsid="0015c8cc" style:font-weight-asian="bold" style:font-weight-complex="bold"/>
    </style:style>
    <style:style style:name="T1" style:family="text">
      <style:text-properties officeooo:rsid="001816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ab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- DOCUMENTATION</text:p>
      <text:p text:style-name="P1"/>
      <text:p text:style-name="P1">Per la fase di test sono state utilizzate le seguenti tecnologie:</text:p>
      <text:p text:style-name="P1"/>
      <text:p text:style-name="P1">- Cucumber - <text:span text:style-name="T1">Capybara</text:span></text:p>
      <text:p text:style-name="P1">- Rspec</text:p>
      <text:p text:style-name="P1">- <text:span text:style-name="T1">FactoryGirl</text:span></text:p>
      <text:p text:style-name="P1"/>
      <text:p text:style-name="P1"/>
      <text:p text:style-name="P7">TDD: test-driven Development</text:p>
      <text:p text:style-name="P1"/>
      <text:p text:style-name="P3">realizzati con Rspec sui <text:s/><text:span text:style-name="T2">model</text:span> e i <text:span text:style-name="T2">controller</text:span></text:p>
      <text:p text:style-name="P3"/>
      <text:p text:style-name="P3"><text:span text:style-name="T2">Model</text:span>: viene verificata la correttezza di tutte le va<text:span text:style-name="T3">l</text:span>idatio<text:span text:style-name="T3">n, costruendo oggetti fittizzi, sia validi che non, tramite il modulo FactoryGirl;</text:span></text:p>
      <text:p text:style-name="P3"/>
      <text:p text:style-name="P6">comando:</text:p>
      <text:p text:style-name="P6"/>
      <text:p text:style-name="P6"><text:span text:style-name="T2">&gt;</text:span> rspec spec/models/nome-file.rb</text:p>
      <text:p text:style-name="P6"/>
      <text:p text:style-name="P3"/>
      <text:p text:style-name="P6"><text:span text:style-name="T2">Controller</text:span>: vengono testati tutti i metodi del controller in questione, verificando gli effetti di tali motodi sul DB di test (con l’ausilio del modulo FactoryGirl), e verificando la correttezza delle relazioni definite tra le entità, a seguito di eventuali operazioni CRUD </text:p>
      <text:p text:style-name="P3"/>
      <text:p text:style-name="P6">comando:</text:p>
      <text:p text:style-name="P6"/>
      <text:p text:style-name="P6"><text:span text:style-name="T2">&gt;</text:span> rspec spec/controllers/nome-file.rb</text:p>
      <text:p text:style-name="P3"/>
      <text:p text:style-name="P1"/>
      <text:p text:style-name="P4">BDD: <text:span text:style-name="T1">b</text:span>ehaviour-<text:span text:style-name="T1">d</text:span>riven <text:span text:style-name="T1">d</text:span>evelopment</text:p>
      <text:p text:style-name="P2"/>
      <text:p text:style-name="P3">realizzati con Cucumber, basati sulle <text:span text:style-name="T2">user stories</text:span></text:p>
      <text:p text:style-name="P2"/>
      <text:p text:style-name="P6">Nei test BDD, è stato simulato il comportamento dell’utente che interagisce con le view sulle varie funzionalità della piattaforma; </text:p>
      <text:p text:style-name="P6">ogni user stories è corredata da un file ‘nome-users-stories.feature’ eseguibili tramite il comando:</text:p>
      <text:p text:style-name="P6"/>
      <text:p text:style-name="P6"><text:span text:style-name="T2">&gt;</text:span> cucumber features/nome-users-stories.feature</text:p>
      <text:p text:style-name="P6"/>
      <text:p text:style-name="P6">per eseguire tutti i test BDD basta eseguire il comando: </text:p>
      <text:p text:style-name="P6"/>
      <text:p text:style-name="P6"><text:span text:style-name="T2">&gt;</text:span> cucumber</text:p>
      <text:p text:style-name="P6"/>
      <text:p text:style-name="P6"/>
      <text:p text:style-name="P6">n.b.</text:p>
      <text:p text:style-name="P6"/>
      <text:p text:style-name="P6">Le funzionalità relative a gemme e/o moduli esterni, API Google/Facebook, searchkick, mailboxer, CanCanCan, RailsAdmin, non sono stati testati in quanto considerati corre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5:03:04.231766607</meta:creation-date>
    <dc:date>2017-07-12T16:28:40.346236198</dc:date>
    <meta:editing-duration>PT1M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82" meta:character-count="1306" meta:non-whitespace-character-count="1142"/>
  </office:meta>
</office:document-meta>
</file>